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35.6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8.68mm"/>
    </style:style>
    <style:style style:name="co7" style:family="table-column">
      <style:table-column-properties fo:break-before="auto" style:column-width="35.37mm"/>
    </style:style>
    <style:style style:name="co8" style:family="table-column">
      <style:table-column-properties fo:break-before="auto" style:column-width="35.84mm"/>
    </style:style>
    <style:style style:name="ro1" style:family="table-row">
      <style:table-row-properties style:row-height="8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3" table:default-cell-style-name="Default"/>
        <table:table-row table:style-name="ro1">
          <table:table-cell table:style-name="Heading" office:value-type="string" calcext:value-type="string">
            <text:p>sample_identifier</text:p>
          </table:table-cell>
          <table:table-cell table:style-name="Heading" office:value-type="string" calcext:value-type="string">
            <text:p>project_id</text:p>
          </table:table-cell>
          <table:table-cell table:style-name="Heading" office:value-type="string" calcext:value-type="string">
            <text:p>sample_type_id</text:p>
          </table:table-cell>
          <table:table-cell table:style-name="Heading" office:value-type="string" calcext:value-type="string">
            <text:p>sample_date</text:p>
          </table:table-cell>
          <table:table-cell table:style-name="Heading" office:value-type="string" calcext:value-type="string">
            <text:p>sample_range</text:p>
          </table:table-cell>
          <table:table-cell table:style-name="Heading" office:value-type="string" calcext:value-type="string">
            <text:p>container_identifier</text:p>
          </table:table-cell>
          <table:table-cell table:style-name="Heading" office:value-type="string" calcext:value-type="string">
            <text:p>container_type_id</text:p>
          </table:table-cell>
          <table:table-cell table:style-name="Heading" office:value-type="string" calcext:value-type="string">
            <text:p>container_status_id</text:p>
          </table:table-cell>
          <table:table-cell table:style-name="Heading" office:value-type="string" calcext:value-type="string">
            <text:p>container_parent_uid</text:p>
          </table:table-cell>
          <table:table-cell table:style-name="Heading" office:value-type="string" calcext:value-type="string">
            <text:p>container_range</text:p>
          </table:table-cell>
          <table:table-cell table:style-name="Heading" office:value-type="string" calcext:value-type="string">
            <text:p>storage_comment</text:p>
          </table:table-cell>
          <table:table-cell table:style-name="Heading" table:number-columns-repeated="1013"/>
        </table:table-row>
        <table:table-row table:style-name="ro2">
          <table:table-cell office:value-type="string" calcext:value-type="string">
            <text:p>TESTOTOLITHE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 table:style-name="ce1"/>
          <table:table-cell office:value-type="string" calcext:value-type="string">
            <text:p>C-TEST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oite</text:p>
          </table:table-cell>
          <table:table-cell office:value-type="string" calcext:value-type="string">
            <text:p>Test commentair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OTOLITHE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uch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ntral droit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TRANSECT-08/16-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STALOSON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9-01" calcext:value-type="date">
            <text:p>01/09/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OTOLITHE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ntr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STOTOLITHE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16-08-01" calcext:value-type="date">
            <text:p>01/08/16</text:p>
          </table:table-cell>
          <table:table-cell/>
          <table:table-cell office:value-type="string" calcext:value-type="string">
            <text:p>C-TEST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entral droit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 fo:wrap-option="wrap" loext:vertical-justify="auto"/>
      <style:paragraph-properties fo:text-align="center" css3t:text-justify="auto"/>
      <style:text-properties fo:color="#003a80"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6699" fo:font-weight="bold"/>
    </style:style>
    <style:style style:name="MT2" style:family="text">
      <style:text-properties fo:font-style="italic"/>
    </style:style>
    <style:style style:name="MT3" style:family="text">
      <style:text-properties fo:font-size="8pt"/>
    </style:style>
  </office:automatic-styles>
  <office:master-styles>
    <style:master-page style:name="Default" style:page-layout-name="Mpm1">
      <style:header>
        <style:region-left>
          <text:p><text:span text:style-name="MT1">IRSTEA</text:span> - <text:span text:style-name="MT2">Centre de Bordeaux</text:span></text:p>
          <text:p>Unité EABX</text:p>
        </style:region-left>
        <style:region-center>
          <text:p><text:sheet-name>???</text:sheet-name></text:p>
        </style:region-center>
        <style:region-right>
          <text:p><text:date style:data-style-name="N2" text:date-value="2016-08-18">00/00/0000</text:date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page-number>1</text:page-number>/<text:page-count>99</text:page-count></text:p>
        </style:region-center>
        <style:region-right>
          <text:p><text:span text:style-name="MT3">Rédaction : Éric Quinton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4:57:53.76128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7:54.553823094</meta:creation-date>
    <meta:editing-duration>PT1H20M43S</meta:editing-duration>
    <meta:editing-cycles>7</meta:editing-cycles>
    <meta:generator>LibreOffice/5.1.4.2$Linux_X86_64 LibreOffice_project/10m0$Build-2</meta:generator>
    <meta:initial-creator>Éric Quinton</meta:initial-creator>
    <dc:date>2016-08-18T14:25:27.406334062</dc:date>
    <dc:creator>Éric Quinton</dc:creator>
    <meta:document-statistic meta:table-count="1" meta:cell-count="86" meta:object-count="0"/>
    <meta:template xlink:type="simple" xlink:actuate="onRequest" xlink:title="classeur_standard" xlink:href="../../../../.config/libreoffice/4/user/template/classeur_standard.ots" meta:date="2016-08-17T14:57:53.845817345"/>
  </office:meta>
</office:document-meta>
</file>